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a398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a39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1">LECTURE 1 : FLOWCHARTS</text:p>
      <text:p text:style-name="P1"/>
      <text:p text:style-name="P3">Check triangle</text:p>
      <text:p text:style-name="Hanging_20_indent">You are given the lengths of 3 sides of a valid triangle. You need to print any one of the following outputs depending on the triangle's nature.</text:p>
      <text:p text:style-name="Hanging_20_indent">Print 1, if the triangle is equilateral</text:p>
      <text:p text:style-name="Hanging_20_indent">Print 0, if it's isosceles</text:p>
      <text:p text:style-name="Hanging_20_indent">Print -1, if it's scalene</text:p>
      <text:p text:style-name="Hanging_20_indent">Draw a flowchart for this process.</text:p>
      <text:p text:style-name="P3">Note 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18:01.907045683</meta:creation-date>
    <dc:title>Coding Ninjas Logo A4 Sheet</dc:title>
    <meta:editing-duration>PT1M5S</meta:editing-duration>
    <meta:editing-cycles>2</meta:editing-cycles>
    <meta:generator>LibreOffice/7.3.7.2$Linux_X86_64 LibreOffice_project/30$Build-2</meta:generator>
    <dc:date>2023-01-05T14:19:06.160163537</dc:date>
    <meta:document-statistic meta:table-count="0" meta:image-count="0" meta:object-count="0" meta:page-count="1" meta:paragraph-count="9" meta:word-count="80" meta:character-count="431" meta:non-whitespace-character-count="360"/>
    <meta:template xlink:type="simple" xlink:actuate="onRequest" xlink:title="Coding Ninjas Logo A4 Sheet" xlink:href="../../../../../../../../../Templates/Coding%20Ninjas%20Logo%20A4%20Sheet.ott" meta:date="2023-01-05T14:18:00.808661109"/>
  </office:meta>
</office:document-meta>
</file>